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25cm"/>
    </style:style>
    <style:style style:name="co2" style:family="table-column">
      <style:table-column-properties fo:break-before="auto" style:column-width="12.398cm"/>
    </style:style>
    <style:style style:name="co3" style:family="table-column">
      <style:table-column-properties fo:break-before="auto" style:column-width="7.90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649cm"/>
    </style:style>
    <style:style style:name="co7" style:family="table-column">
      <style:table-column-properties fo:break-before="auto" style:column-width="1.07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ómina de Empleados, CNCCDL, 2019 -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Función</text:p>
          </table:table-cell>
          <table:table-cell office:value-type="string" calcext:value-type="string">
            <text:p>Tipo_Nómina</text:p>
          </table:table-cell>
          <table:table-cell office:value-type="string" calcext:value-type="string">
            <text:p>Sueldo_Bruto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Año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FEBRER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iamny María Mendez Feliz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Apoyo <text:s/>Dpto. de Comunicaciones</text:p>
          </table:table-cell>
          <table:table-cell office:value-type="string" calcext:value-type="string">
            <text:p>Contrat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Contratad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an Manuel Pimentel Peñ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Contratad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Carlos Nina Hidalg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osotis Batista Martín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<text:s/>Relaciones PÃºblica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Carla Josefina Pimentel Bea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1500" calcext:value-type="float">
            <text:p>115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17000" calcext:value-type="float">
            <text:p>17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Karen Josefina Hedeman Llubere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Educación y Adaptación</text:p>
          </table:table-cell>
          <table:table-cell office:value-type="string" calcext:value-type="string">
            <text:p>Personal Fijo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Nathalie Magdalena Gómez Tavera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I</text:p>
          </table:table-cell>
          <table:table-cell office:value-type="string" calcext:value-type="string">
            <text:p>Personal Fijo</text:p>
          </table:table-cell>
          <table:table-cell office:value-type="float" office:value="13333.33" calcext:value-type="float">
            <text:p>13333.33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onimo Martinez M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rnesto Reyna Alcánta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Personal Fijo</text:p>
          </table:table-cell>
          <table:table-cell office:value-type="float" office:value="225000" calcext:value-type="float">
            <text:p>22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Director Administrativo Financiero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Personal Fijo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Personal Fij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Mirope Payano Ullo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isbeth Anabel Arias Ravelo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Dirección Administrativa y Financiera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Compensación Segurida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eury José Saldiña Álvarez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ttala Virginia de la Mota Izquiel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Víctor Rafael de Jesús Viñas Nicolás</text:p>
          </table:table-cell>
          <table:table-cell office:value-type="string" calcext:value-type="string">
            <text:p>Coordinador y Ases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135000" calcext:value-type="float">
            <text:p>1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Yauson B. Pérez Peña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Ramón Antonio Reyes Polanco</text:p>
          </table:table-cell>
          <table:table-cell office:value-type="string" calcext:value-type="string">
            <text:p>Enc.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eury José Saldiña Alvar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Daniel Abad Guzmá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1500" calcext:value-type="float">
            <text:p>315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duardo Luis Morillo de la Cru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ó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á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niffer Hanna Collado</text:p>
          </table:table-cell>
          <table:table-cell office:value-type="string" calcext:value-type="string">
            <text:p>Enc.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lagros Josefina Minervino Maldonado</text:p>
          </table:table-cell>
          <table:table-cell office:value-type="string" calcext:value-type="string">
            <text:p>Gestor de Redes Soci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eimis Roja NÃºñez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edro Antonio Coss Sanz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fael Elias Beriguete Peña</text:p>
          </table:table-cell>
          <table:table-cell office:value-type="string" calcext:value-type="string">
            <text:p>Asesor Técn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JULI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vérgito Peña Acosta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Moisés Álvarez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olange Janet del Consuelo de la Cruz Matos</text:p>
          </table:table-cell>
          <table:table-cell office:value-type="string" calcext:value-type="string">
            <text:p>Encargad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van Francisco Taveras Martínez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lagros Josefina Minervino Maldonado</text:p>
          </table:table-cell>
          <table:table-cell office:value-type="string" calcext:value-type="string">
            <text:p>Gestor de Redes Soci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Lorenzo Saviño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vier Alberto Villar Ramo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eison Aquino Ba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Cooperación Internacional 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ttala Virginia de la Mota Izquiel</text:p>
          </table:table-cell>
          <table:table-cell office:value-type="string" calcext:value-type="string">
            <text:p>Analista en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Contrat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fael Elias Beriguete Peña</text:p>
          </table:table-cell>
          <table:table-cell office:value-type="string" calcext:value-type="string">
            <text:p>Asesor Técn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ntratado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AGOSTO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amón Antonio Salazar Jimén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ó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car Florian Medin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6666.67" calcext:value-type="float">
            <text:p>6666.67</text:p>
          </table:table-cell>
          <table:table-cell office:value-type="string" calcext:value-type="string">
            <text:p>SEPT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rio Geraldo Kelly de los Santos</text:p>
          </table:table-cell>
          <table:table-cell office:value-type="string" calcext:value-type="string">
            <text:p>Asesor Juríd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ú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án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é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ígu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ú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División de Planificación y Desarrollo </text:p>
          </table:table-cell>
          <table:table-cell office:value-type="string" calcext:value-type="string">
            <text:p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rio Geraldo Kelly de los Santos</text:p>
          </table:table-cell>
          <table:table-cell office:value-type="string" calcext:value-type="string">
            <text:p>Asesor Juríd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mpensación Seguridad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Compensación Segurida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ctor Manued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ilin Danilo Matos Guzman</text:p>
          </table:table-cell>
          <table:table-cell office:value-type="string" calcext:value-type="string">
            <text:p>Encargado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Compensación Seguridad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División de Planificación y Desarrollo </text:p>
          </table:table-cell>
          <table:table-cell office:value-type="string" calcext:value-type="string">
            <text:p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Encargada de la División de Comunicaciones</text:p>
          </table:table-cell>
          <table:table-cell office:value-type="string" calcext:value-type="string">
            <text:p><text:s/>División de Comunicaciones </text:p>
          </table:table-cell>
          <table:table-cell office:value-type="string" calcext:value-type="string">
            <text:p>Contratad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NOV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rio Geraldo Kelly de los Santos</text:p>
          </table:table-cell>
          <table:table-cell office:value-type="string" calcext:value-type="string">
            <text:p>Asesor Juríd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Victor Manued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Dailin Danilo Matos Guzman</text:p>
          </table:table-cell>
          <table:table-cell office:value-type="string" calcext:value-type="string">
            <text:p>Encargado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División de Planificación y Desarrollo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Encargada de la División de Comunicaciones</text:p>
          </table:table-cell>
          <table:table-cell office:value-type="string" calcext:value-type="string">
            <text:p><text:s/>División de Comunicaciones </text:p>
          </table:table-cell>
          <table:table-cell office:value-type="string" calcext:value-type="string">
            <text:p><text:s/>Contratad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DICIEMBRE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rio Geraldo Kelly de los Santos</text:p>
          </table:table-cell>
          <table:table-cell office:value-type="string" calcext:value-type="string">
            <text:p>Asesor Juríd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a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d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ilin Danilo Matos Guzman</text:p>
          </table:table-cell>
          <table:table-cell office:value-type="string" calcext:value-type="string">
            <text:p>Encargado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uxiliar de Compras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División de Planificación y Desarrollo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Encargada de la División de Comunicaciones</text:p>
          </table:table-cell>
          <table:table-cell office:value-type="string" calcext:value-type="string">
            <text:p><text:s/>División de Comunicaciones </text:p>
          </table:table-cell>
          <table:table-cell office:value-type="string" calcext:value-type="string">
            <text:p><text:s/>Contratad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EN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Técnico l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Enc. Departamento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nalista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scar Danilo Cisnero Peralta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666.67" calcext:value-type="float">
            <text:p>4666.67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ilin Danilo Matos Guzman</text:p>
          </table:table-cell>
          <table:table-cell office:value-type="string" calcext:value-type="string">
            <text:p>Encargado de Segur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Encargada de la División de Comunicaciones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FEBRER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25000" calcext:value-type="float">
            <text:p>12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Asesora Técnic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 de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6500" calcext:value-type="float">
            <text:p>165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esus Manuel Polanco Tolentin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Técnico en <text:s/>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de la División de Planificación y Desarrollo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Asesora Técnic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 de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Compensación Seguridad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Técnico en <text:s/>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de la División de Planificación y Desarrollo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e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<text:s/>Dirección Técnic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ABRIL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Asesora Técnic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 de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Asesora de Mitigación del Cambio Climát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Técnico en <text:s/>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de la División de Planificación y Desarrollo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e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<text:s/>Dirección Técnic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Soporte Mesa de Ayuda (Help Desk)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Departamenta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sistente Ejecu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Asesora Técnica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pto.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Enc. Div.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argada Dpto. Financiero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500" calcext:value-type="float">
            <text:p>605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sistente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Auxiliar Servicios General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 de Proyect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Tecnico l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de Justo</text:p>
          </table:table-cell>
          <table:table-cell office:value-type="string" calcext:value-type="string">
            <text:p>Asesora de Mitigación del Cambio Climát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Personal Fijo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uxiliar de Relaciones PÃºbl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o l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6250" calcext:value-type="float">
            <text:p>2625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Personal Fij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ia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Personal Fij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Técnico en <text:s/>Compras y Contrataciones</text:p>
          </table:table-cell>
          <table:table-cell office:value-type="string" calcext:value-type="string">
            <text:p>Dirección Administrativa y Financiera</text:p>
          </table:table-cell>
          <table:table-cell office:value-type="string" calcext:value-type="string">
            <text:p><text:s/>Contratado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 en la Gestión de la División de Planificación y Desarrollo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e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<text:s/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<text:s/>Contratado 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Soporte Mesa de Ayuda (Help Desk)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<text:s/>Contrat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 </text:p>
          </table:table-cell>
          <table:table-cell office:value-type="string" calcext:value-type="string">
            <text:p>Vicepresidente Ejecutiv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vano Ulloa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 bel Arias Ravelo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 </text:p>
          </table:table-cell>
          <table:table-cell office:value-type="string" calcext:value-type="string">
            <text:p>Coordinador Despach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 </text:p>
          </table:table-cell>
          <table:table-cell office:value-type="string" calcext:value-type="string">
            <text:p>Asesor en Relaciones Interinstitucionale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 </text:p>
          </table:table-cell>
          <table:table-cell office:value-type="string" calcext:value-type="string">
            <text:p>Asesor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 </text:p>
          </table:table-cell>
          <table:table-cell office:value-type="string" calcext:value-type="string">
            <text:p>Técnico en Infor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 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 </text:p>
          </table:table-cell>
          <table:table-cell office:value-type="string" calcext:value-type="string">
            <text:p>Soporte Helo Desk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 </text:p>
          </table:table-cell>
          <table:table-cell office:value-type="string" calcext:value-type="string">
            <text:p>Coordinadora de Nómin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 </text:p>
          </table:table-cell>
          <table:table-cell office:value-type="string" calcext:value-type="string">
            <text:p>Ene. División Recursos Humano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 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 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v de Jesus Muñoz Gil </text:p>
          </table:table-cell>
          <table:table-cell office:value-type="string" calcext:value-type="string">
            <text:p>Asesora de Proyectos de Cambio Climát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o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v Marlene de León Guzmán </text:p>
          </table:table-cell>
          <table:table-cell office:value-type="string" calcext:value-type="string">
            <text:p>Analista de Comunicacione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 </text:p>
          </table:table-cell>
          <table:table-cell office:value-type="string" calcext:value-type="string">
            <text:p>Asesor de Desarrollo e Implementación del Sistema de Transparencia Cli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erez </text:p>
          </table:table-cell>
          <table:table-cell office:value-type="string" calcext:value-type="string">
            <text:p>Asesora Científ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on de la Cruz </text:p>
          </table:table-cell>
          <table:table-cell office:value-type="string" calcext:value-type="string">
            <text:p>Ene. Departamento Transparencia Climátic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ía Rodríguez </text:p>
          </table:table-cell>
          <table:table-cell office:value-type="string" calcext:value-type="string">
            <text:p>Ene. División de Planificación y Desarroll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 </text:p>
          </table:table-cell>
          <table:table-cell office:value-type="string" calcext:value-type="string">
            <text:p>Directora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 </text:p>
          </table:table-cell>
          <table:table-cell office:value-type="string" calcext:value-type="string">
            <text:p>Recepcionist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srrael de la Cruz Feliz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 </text:p>
          </table:table-cell>
          <table:table-cell office:value-type="string" calcext:value-type="string">
            <text:p>Ene. Depto. Administrativ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ves Ozuna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 </text:p>
          </table:table-cell>
          <table:table-cell office:value-type="string" calcext:value-type="string">
            <text:p>Supervisora de mayordomía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é Manuel Alboleda Saviñón </text:p>
          </table:table-cell>
          <table:table-cell office:value-type="string" calcext:value-type="string">
            <text:p>Supervisor de Mantenimien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 </text:p>
          </table:table-cell>
          <table:table-cell office:value-type="string" calcext:value-type="string">
            <text:p>Ene. De Servicios Generales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 </text:p>
          </table:table-cell>
          <table:table-cell office:value-type="string" calcext:value-type="string">
            <text:p>Analista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 </text:p>
          </table:table-cell>
          <table:table-cell office:value-type="string" calcext:value-type="string">
            <text:p>Auxiliar de Contabilidad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ial </text:p>
          </table:table-cell>
          <table:table-cell office:value-type="string" calcext:value-type="string">
            <text:p>Ene. División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 </text:p>
          </table:table-cell>
          <table:table-cell office:value-type="string" calcext:value-type="string">
            <text:p>Contado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 </text:p>
          </table:table-cell>
          <table:table-cell office:value-type="string" calcext:value-type="string">
            <text:p>Analista de Presuoues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 </text:p>
          </table:table-cell>
          <table:table-cell office:value-type="string" calcext:value-type="string">
            <text:p>Director Deoartamental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vs Michelle Cruz Frias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 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v Paola Rodríguez Guzmán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ántara Aquino </text:p>
          </table:table-cell>
          <table:table-cell office:value-type="string" calcext:value-type="string">
            <text:p>Ene. Deoto.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esalía Duval Marmolejos </text:p>
          </table:table-cell>
          <table:table-cell office:value-type="string" calcext:value-type="string">
            <text:p>Ene. Depto.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Ángel Alberto López Sorian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ar D'Aliza Bueno Mendoz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 </text:p>
          </table:table-cell>
          <table:table-cell office:value-type="string" calcext:value-type="string">
            <text:p>Vicepresidente Ejecutiv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Libre Nombramiento lv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vano Ulloa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 bel Arias Ravelo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 </text:p>
          </table:table-cell>
          <table:table-cell office:value-type="string" calcext:value-type="string">
            <text:p>Coordinador Despach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 </text:p>
          </table:table-cell>
          <table:table-cell office:value-type="string" calcext:value-type="string">
            <text:p>Asesor en Relaciones Interinstitucionale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 </text:p>
          </table:table-cell>
          <table:table-cell office:value-type="string" calcext:value-type="string">
            <text:p>Asesor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 </text:p>
          </table:table-cell>
          <table:table-cell office:value-type="string" calcext:value-type="string">
            <text:p>Técnico en Infor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 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 </text:p>
          </table:table-cell>
          <table:table-cell office:value-type="string" calcext:value-type="string">
            <text:p>Soporte Helo Desk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 </text:p>
          </table:table-cell>
          <table:table-cell office:value-type="string" calcext:value-type="string">
            <text:p>Coordinadora de Nómin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 </text:p>
          </table:table-cell>
          <table:table-cell office:value-type="string" calcext:value-type="string">
            <text:p>Ene. División Recursos Humano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 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 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v de Jesus Muñoz Gil </text:p>
          </table:table-cell>
          <table:table-cell office:value-type="string" calcext:value-type="string">
            <text:p>Asesora de Proyectos de Cambio Climát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o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v Marlene de León Guzmán </text:p>
          </table:table-cell>
          <table:table-cell office:value-type="string" calcext:value-type="string">
            <text:p>Analista de Comunicacione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 </text:p>
          </table:table-cell>
          <table:table-cell office:value-type="string" calcext:value-type="string">
            <text:p>Asesor de Desarrollo e Implementación del Sistema de Transparencia Cli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erez </text:p>
          </table:table-cell>
          <table:table-cell office:value-type="string" calcext:value-type="string">
            <text:p>Asesora Científ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on de la Cruz </text:p>
          </table:table-cell>
          <table:table-cell office:value-type="string" calcext:value-type="string">
            <text:p>Ene. Departamento Transparencia Climátic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ía Rodríguez </text:p>
          </table:table-cell>
          <table:table-cell office:value-type="string" calcext:value-type="string">
            <text:p>Ene. División de Planificación y Desarroll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 </text:p>
          </table:table-cell>
          <table:table-cell office:value-type="string" calcext:value-type="string">
            <text:p>Directora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 </text:p>
          </table:table-cell>
          <table:table-cell office:value-type="string" calcext:value-type="string">
            <text:p>Recepcionist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srrael de la Cruz Feliz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 </text:p>
          </table:table-cell>
          <table:table-cell office:value-type="string" calcext:value-type="string">
            <text:p>Ene. Depto. Administrativ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ves Ozuna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 </text:p>
          </table:table-cell>
          <table:table-cell office:value-type="string" calcext:value-type="string">
            <text:p>Supervisora de mayordomía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é Manuel Alboleda Saviñón </text:p>
          </table:table-cell>
          <table:table-cell office:value-type="string" calcext:value-type="string">
            <text:p>Supervisor de Mantenimien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 </text:p>
          </table:table-cell>
          <table:table-cell office:value-type="string" calcext:value-type="string">
            <text:p>Ene. De Servicios Generales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 </text:p>
          </table:table-cell>
          <table:table-cell office:value-type="string" calcext:value-type="string">
            <text:p>Analista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 </text:p>
          </table:table-cell>
          <table:table-cell office:value-type="string" calcext:value-type="string">
            <text:p>Auxiliar de Contabilidad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ial </text:p>
          </table:table-cell>
          <table:table-cell office:value-type="string" calcext:value-type="string">
            <text:p>Ene. División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 </text:p>
          </table:table-cell>
          <table:table-cell office:value-type="string" calcext:value-type="string">
            <text:p>Contado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 </text:p>
          </table:table-cell>
          <table:table-cell office:value-type="string" calcext:value-type="string">
            <text:p>Analista de Presupues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 </text:p>
          </table:table-cell>
          <table:table-cell office:value-type="string" calcext:value-type="string">
            <text:p>Director Departamental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vs Michelle Cruz Frias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 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v Paola Rodríguez Guzmán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ántara Aquino </text:p>
          </table:table-cell>
          <table:table-cell office:value-type="string" calcext:value-type="string">
            <text:p>Ene. Depto.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esalía Duval Marmolejos </text:p>
          </table:table-cell>
          <table:table-cell office:value-type="string" calcext:value-type="string">
            <text:p>Ene. Depto.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Ángel Alberto López Sorian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ar D'Aliza Bueno Mendoz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EPT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 </text:p>
          </table:table-cell>
          <table:table-cell office:value-type="string" calcext:value-type="string">
            <text:p>Vicepresidente Ejecutiv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Libre Nombramiento lv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vano Ulloa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 bel Arias Ravelo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 </text:p>
          </table:table-cell>
          <table:table-cell office:value-type="string" calcext:value-type="string">
            <text:p>Coordinador Despacho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 </text:p>
          </table:table-cell>
          <table:table-cell office:value-type="string" calcext:value-type="string">
            <text:p>Asesor en Relaciones Interinstitucionale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 </text:p>
          </table:table-cell>
          <table:table-cell office:value-type="string" calcext:value-type="string">
            <text:p>Asesor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 </text:p>
          </table:table-cell>
          <table:table-cell office:value-type="string" calcext:value-type="string">
            <text:p>Técnico en Infor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 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 </text:p>
          </table:table-cell>
          <table:table-cell office:value-type="string" calcext:value-type="string">
            <text:p>Soporte Helo Desk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 </text:p>
          </table:table-cell>
          <table:table-cell office:value-type="string" calcext:value-type="string">
            <text:p>Coordinadora de Nómin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 </text:p>
          </table:table-cell>
          <table:table-cell office:value-type="string" calcext:value-type="string">
            <text:p>Ene. División Recursos Humanos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 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 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v de Jesus Muñoz Gil </text:p>
          </table:table-cell>
          <table:table-cell office:value-type="string" calcext:value-type="string">
            <text:p>Asesora de Proyectos de Cambio Climát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Dolores Villalona Castillo 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v Marlene de León Guzmán </text:p>
          </table:table-cell>
          <table:table-cell office:value-type="string" calcext:value-type="string">
            <text:p>Analista de Comunicaciones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 </text:p>
          </table:table-cell>
          <table:table-cell office:value-type="string" calcext:value-type="string">
            <text:p>Asesor de Desarrollo e Implementación del Sistema de Transparencia Climát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érez </text:p>
          </table:table-cell>
          <table:table-cell office:value-type="string" calcext:value-type="string">
            <text:p>Asesora Científica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on de la Cruz </text:p>
          </table:table-cell>
          <table:table-cell office:value-type="string" calcext:value-type="string">
            <text:p>Ene. Departamento Transparencia Climática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ía Rodríguez </text:p>
          </table:table-cell>
          <table:table-cell office:value-type="string" calcext:value-type="string">
            <text:p>Ene. División de Planificación y Desarroll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 </text:p>
          </table:table-cell>
          <table:table-cell office:value-type="string" calcext:value-type="string">
            <text:p>Directora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 </text:p>
          </table:table-cell>
          <table:table-cell office:value-type="string" calcext:value-type="string">
            <text:p>Recepcionist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srrael de la Cruz Feliz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 </text:p>
          </table:table-cell>
          <table:table-cell office:value-type="string" calcext:value-type="string">
            <text:p>Auxiliar Administrativ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 </text:p>
          </table:table-cell>
          <table:table-cell office:value-type="string" calcext:value-type="string">
            <text:p>Mensajer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 </text:p>
          </table:table-cell>
          <table:table-cell office:value-type="string" calcext:value-type="string">
            <text:p>Ene. Depto. Administrativ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ves Ozuna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 </text:p>
          </table:table-cell>
          <table:table-cell office:value-type="string" calcext:value-type="string">
            <text:p>Chófer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 </text:p>
          </table:table-cell>
          <table:table-cell office:value-type="string" calcext:value-type="string">
            <text:p>Supervisora de mayordomía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é Manuel Alboleda Saviñón </text:p>
          </table:table-cell>
          <table:table-cell office:value-type="string" calcext:value-type="string">
            <text:p>Supervisor de Mantenimien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 </text:p>
          </table:table-cell>
          <table:table-cell office:value-type="string" calcext:value-type="string">
            <text:p>Ene. De Servicios Generales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 </text:p>
          </table:table-cell>
          <table:table-cell office:value-type="string" calcext:value-type="string">
            <text:p>Analista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 </text:p>
          </table:table-cell>
          <table:table-cell office:value-type="string" calcext:value-type="string">
            <text:p>Auxiliar de Contabilidad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ial </text:p>
          </table:table-cell>
          <table:table-cell office:value-type="string" calcext:value-type="string">
            <text:p>Ene. División Financie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 </text:p>
          </table:table-cell>
          <table:table-cell office:value-type="string" calcext:value-type="string">
            <text:p>Contadora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 </text:p>
          </table:table-cell>
          <table:table-cell office:value-type="string" calcext:value-type="string">
            <text:p>Analista de Presupuesto </text:p>
          </table:table-cell>
          <table:table-cell office:value-type="string" calcext:value-type="string">
            <text:p>Dirección Adm. y Financiera </text:p>
          </table:table-cell>
          <table:table-cell office:value-type="string" calcext:value-type="string">
            <text:p>Designad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 </text:p>
          </table:table-cell>
          <table:table-cell office:value-type="string" calcext:value-type="string">
            <text:p>Director Departamental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vs Michelle Cruz Frias 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 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v Paola Rodríguez Guzmán </text:p>
          </table:table-cell>
          <table:table-cell office:value-type="string" calcext:value-type="string">
            <text:p>Analista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ántara Aquino </text:p>
          </table:table-cell>
          <table:table-cell office:value-type="string" calcext:value-type="string">
            <text:p>Ene. Depto. De Mitig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esalía Duval Marmolejos </text:p>
          </table:table-cell>
          <table:table-cell office:value-type="string" calcext:value-type="string">
            <text:p>Ene. Depto. De Adaptación </text:p>
          </table:table-cell>
          <table:table-cell office:value-type="string" calcext:value-type="string">
            <text:p>Dirección Técnica </text:p>
          </table:table-cell>
          <table:table-cell office:value-type="string" calcext:value-type="string">
            <text:p>Designado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 </text:p>
          </table:table-cell>
          <table:table-cell office:value-type="string" calcext:value-type="string">
            <text:p>Analista de Adaptación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Ángel Alberto López Sorian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ar D'Aliza Bueno Mendoza </text:p>
          </table:table-cell>
          <table:table-cell office:value-type="string" calcext:value-type="string">
            <text:p>Seguridad Militar </text:p>
          </table:table-cell>
          <table:table-cell office:value-type="string" calcext:value-type="string">
            <text:p>Vicepresidencia Ejecutiva 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OCTU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or D'Aliza Bueno Mendoza 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V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Fior D'Aliza Bueno Mendoza 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CIEMBRE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 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án 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 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Libre Nombramiento y Remoció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 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 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N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í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Â 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ánÂ 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Â 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Â 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íguez Guzma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Â 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EBRER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ón</text:p>
          </table:table-cell>
          <table:table-cell office:value-type="string" calcext:value-type="string">
            <text:p>Coordinador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en Relaciones Interin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í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á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írez</text:p>
          </table:table-cell>
          <table:table-cell office:value-type="string" calcext:value-type="string">
            <text:p>Técnico en Infor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ús Jiménez Durán</text:p>
          </table:table-cell>
          <table:table-cell office:value-type="string" calcext:value-type="string">
            <text:p>Asesor de Desarrollo e Implementación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érez</text:p>
          </table:table-cell>
          <table:table-cell office:value-type="string" calcext:value-type="string">
            <text:p>Asesora Cientí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ía de los Ángeles Pineda Tejeda</text:p>
          </table:table-cell>
          <table:table-cell office:value-type="string" calcext:value-type="string">
            <text:p>Responsable de Of. De Acceso a la Informació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ón de la Cruz</text:p>
          </table:table-cell>
          <table:table-cell office:value-type="string" calcext:value-type="string">
            <text:p>Asesor de Transparencia Climá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í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í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sr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íguez López</text:p>
          </table:table-cell>
          <table:table-cell office:value-type="string" calcext:value-type="string">
            <text:p>Coordinadora de Nó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ánzar</text:p>
          </table:table-cell>
          <table:table-cell office:value-type="string" calcext:value-type="string">
            <text:p>Enc. División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íguez</text:p>
          </table:table-cell>
          <table:table-cell office:value-type="string" calcext:value-type="string">
            <text:p>Asesora de Planeación Estraté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ó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n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Â </text:p>
          </table:table-cell>
          <table:table-cell office:value-type="string" calcext:value-type="string">
            <text:p>Fotó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ón Guzmá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á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lí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ía Abreu Lantigua</text:p>
          </table:table-cell>
          <table:table-cell office:value-type="string" calcext:value-type="string">
            <text:p>Directora Administrativa Financier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ón de Jesús Pereyra</text:p>
          </table:table-cell>
          <table:table-cell office:value-type="string" calcext:value-type="string">
            <text:p>Asistente Administrativ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á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ón Administrativ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eska Lucia Peña Rodríguez</text:p>
          </table:table-cell>
          <table:table-cell office:value-type="string" calcext:value-type="string">
            <text:p>Supervisor Mayordomí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é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ánÂ 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í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ivisión FinancieraÂ 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ón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é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íguez Martí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ección Adm.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írez Risk</text:p>
          </table:table-cell>
          <table:table-cell office:value-type="string" calcext:value-type="string">
            <text:p>Director Técnico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Libre Nombramiento y Remoció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Â 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Â 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íguez Guzmán</text:p>
          </table:table-cell>
          <table:table-cell office:value-type="string" calcext:value-type="string">
            <text:p>Analista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pto. De Mitig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ález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ía Duval Marmolejos</text:p>
          </table:table-cell>
          <table:table-cell office:value-type="string" calcext:value-type="string">
            <text:p>Enc. Depto.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ón</text:p>
          </table:table-cell>
          <table:table-cell office:value-type="string" calcext:value-type="string">
            <text:p>Dirección Té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ó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 de la Cruz Mercedes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RZ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LIN ROJAS CLET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0000" calcext:value-type="float">
            <text:p>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ESKA LUCIA PEÑA RODRIGUEZ</text:p>
          </table:table-cell>
          <table:table-cell office:value-type="string" calcext:value-type="string">
            <text:p>SUPERVISOR DE MAYORDOMI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A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BRIL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AURA VIRGINIA NIN ARIAS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Á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A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ÁNDEZ HERNÁ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Y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A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Ó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Ó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N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ELLA FREDESVINDA SANTANA ROMAN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JULI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GOSTO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TEMPORER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O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DESIGNADA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TEMPORERO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LIBRE NOMBRAMIENTO Y REMOCION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O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DESIGNADA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A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DESIGNADO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SEPT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ASESORA DE PLANEACION ESTRATEG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ENC.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LUTARCO MANUEL UREÑA HERNANDEZ</text:p>
          </table:table-cell>
          <table:table-cell office:value-type="string" calcext:value-type="string">
            <text:p>ENC. DE LA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ASESO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ANIELA VIRGINIA SIFONTES GONZALEZ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CIANO HERNANDEZ HERNANDEZ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MANUEL MIRANDA CEPIN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OCTU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BERT LOUIS MICHEL MATHIEU MARTINIE GARCIA</text:p>
          </table:table-cell>
          <table:table-cell office:value-type="string" calcext:value-type="string">
            <text:p>ASIST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 MANUEL ALBOLEDA SAVIÑON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1733.32" calcext:value-type="float">
            <text:p>1733.32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ASESO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51333.24" calcext:value-type="float">
            <text:p>51333.24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63253.28" calcext:value-type="float">
            <text:p>63253.28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ANALISTA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ARTURO ADAMES RUBI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NOV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AEL EDUARDO CEPEDA DE LOS SANTOS</text:p>
          </table:table-cell>
          <table:table-cell office:value-type="string" calcext:value-type="string">
            <text:p>FOTOGRAF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AS REYES OZUNA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EMELY PAOLA RODRIGUEZ GUZMAN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DICIEMBRE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CRISTINA BURGOS VALERI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BELKYS MICHELLE CRUZ FRIA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EN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FEBRER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RZ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MIROPE PAYANO ULLOA</text:p>
          </table:table-cell>
          <table:table-cell office:value-type="string" calcext:value-type="string">
            <text:p>AUXILIAR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5000" calcext:value-type="float">
            <text:p>3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BRIL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75000" calcext:value-type="float">
            <text:p>7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15000" calcext:value-type="float">
            <text:p>11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8000" calcext:value-type="float">
            <text:p>28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38000" calcext:value-type="float">
            <text:p>38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OSEFINA ALTAGRACIA NAMIAS TEJADA</text:p>
          </table:table-cell>
          <table:table-cell office:value-type="string" calcext:value-type="string">
            <text:p>AUXILIAR DE CONTABILIDAD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23625" calcext:value-type="float">
            <text:p>23625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TEMPORERO </text:p>
          </table:table-cell>
          <table:table-cell office:value-type="float" office:value="118600" calcext:value-type="float">
            <text:p>1186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office:value-type="string" calcext:value-type="string">
            <text:p><text:s/>DESIGNADA 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LIBRE NOMBRAMIENTO Y REMOCION </text:p>
          </table:table-cell>
          <table:table-cell office:value-type="float" office:value="189000" calcext:value-type="float">
            <text:p>189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O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DESIGNAD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TEMPORERA </text:p>
          </table:table-cell>
          <table:table-cell office:value-type="float" office:value="70000" calcext:value-type="float">
            <text:p>7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150000" calcext:value-type="float">
            <text:p>150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IOR D'ALIZA BUENO MENDOZ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A 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office:value-type="string" calcext:value-type="string">
            <text:p><text:s/>DESIGNADO 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MAY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XIMILIANO RABELAIS PUIG MILLER</text:p>
          </table:table-cell>
          <table:table-cell office:value-type="string" calcext:value-type="string">
            <text:p>VICEPRESIDENTE EJECUTIVO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LIBRE NOMBRAMIENTO Y REMOCION" calcext:value-type="string">
            <text:p><text:s/>LIBRE NOMBRAMIENTO Y REMOCION </text:p>
          </table:table-cell>
          <table:table-cell table:style-name="Excel_5f_BuiltIn_5f_Comma" office:value-type="float" office:value="250000" calcext:value-type="float">
            <text:p><text:s/>25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VICTOR JOEL APONTE COLON</text:p>
          </table:table-cell>
          <table:table-cell office:value-type="string" calcext:value-type="string">
            <text:p>COORDINADOR DEL DESPACHO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95000" calcext:value-type="float">
            <text:p><text:s/>9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ODRIGO FINCHEIRA PALIZA</text:p>
          </table:table-cell>
          <table:table-cell office:value-type="string" calcext:value-type="string">
            <text:p>ASESOR DE RELACIONES INTERINSTITUCIONALES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50000" calcext:value-type="float">
            <text:p><text:s/>15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LEJANDRO MERCEDES RODRIGUEZ</text:p>
          </table:table-cell>
          <table:table-cell office:value-type="string" calcext:value-type="string">
            <text:p>ASESOR MILITAR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MILDA ALTAGRACIA PUJOLS PUJOLS</text:p>
          </table:table-cell>
          <table:table-cell office:value-type="string" calcext:value-type="string">
            <text:p>ANALISTA LEGAL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55000" calcext:value-type="float">
            <text:p><text:s/>5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RA VICTORIA GONZALEZ TRONCOSO</text:p>
          </table:table-cell>
          <table:table-cell office:value-type="string" calcext:value-type="string">
            <text:p>ASESORA DE RELACIONES INTERNACIONALES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30000" calcext:value-type="float">
            <text:p><text:s/>13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LIX JUNIOR SILVERIO RAMIREZ</text:p>
          </table:table-cell>
          <table:table-cell office:value-type="string" calcext:value-type="string">
            <text:p>TECNICO EN INFORMATIC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40000" calcext:value-type="float">
            <text:p><text:s/>4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ENIA MARLENIS CID PEREZ</text:p>
          </table:table-cell>
          <table:table-cell office:value-type="string" calcext:value-type="string">
            <text:p>ASESORA CIENTIFIC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20000" calcext:value-type="float">
            <text:p><text:s/>12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ODESTO LAUREANO GERVACIO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CESAR MIGUEL ESCOTO SALCEDO</text:p>
          </table:table-cell>
          <table:table-cell office:value-type="string" calcext:value-type="string">
            <text:p>ASESOR LEGAL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100000" calcext:value-type="float">
            <text:p><text:s/>10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ESTEBAN CASTILLO</text:p>
          </table:table-cell>
          <table:table-cell office:value-type="string" calcext:value-type="string">
            <text:p>PORTERO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10000" calcext:value-type="float">
            <text:p><text:s/>1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ILCA COMPERE MYRTIL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5000" calcext:value-type="float">
            <text:p><text:s/>1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MMANUEL RICARDO PERDOMO RUIZ</text:p>
          </table:table-cell>
          <table:table-cell office:value-type="string" calcext:value-type="string">
            <text:p>AUXILIAR ADMINISTRATIVO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6000" calcext:value-type="float">
            <text:p><text:s/>26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ANIA JOSEFINA PINEDA PEREZ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90000" calcext:value-type="float">
            <text:p><text:s/>9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DE LOS ANGELES PINEDA TEJEDA</text:p>
          </table:table-cell>
          <table:table-cell office:value-type="string" calcext:value-type="string">
            <text:p>RESPONSABLE DE OFICINA DE ACCESO A LA INFORMACION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PABLO DE MOLA RODRIGUEZ</text:p>
          </table:table-cell>
          <table:table-cell office:value-type="string" calcext:value-type="string">
            <text:p>SOPORTE HELP DESK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40000" calcext:value-type="float">
            <text:p><text:s/>4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STINA DEL CARMEN LANTIGUA FIGUEROA</text:p>
          </table:table-cell>
          <table:table-cell office:value-type="string" calcext:value-type="string">
            <text:p>ANALISTA DE RECURSOS HUMANOS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TRICIA JOSEFINA RODRIGUE DE PAYANO</text:p>
          </table:table-cell>
          <table:table-cell office:value-type="string" calcext:value-type="string">
            <text:p>COORDINADORA DE NOMIN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75000" calcext:value-type="float">
            <text:p><text:s/>7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LIN ESPINOSA ALMANZAR</text:p>
          </table:table-cell>
          <table:table-cell office:value-type="string" calcext:value-type="string">
            <text:p>ENC. DE LA DIVISION DE RECUSRSOS HUMANOS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15000" calcext:value-type="float">
            <text:p><text:s/>11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UTH NERETH REYNA TORRES</text:p>
          </table:table-cell>
          <table:table-cell office:value-type="string" calcext:value-type="string">
            <text:p>SECRETARI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32000" calcext:value-type="float">
            <text:p><text:s/>32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A MAGDALENA GARCIA RODRIGUEZ</text:p>
          </table:table-cell>
          <table:table-cell office:value-type="string" calcext:value-type="string">
            <text:p>ENC. DE LA DIVISION DE PLANIFICACION Y DESARROLLO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TEMPORERA" calcext:value-type="string">
            <text:p><text:s/>TEMPORERA </text:p>
          </table:table-cell>
          <table:table-cell table:style-name="Excel_5f_BuiltIn_5f_Comma" office:value-type="float" office:value="130000" calcext:value-type="float">
            <text:p><text:s/>13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LIAN YSABEL MEDINA CUEVAS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TEMPORERA" calcext:value-type="string">
            <text:p><text:s/>TEMPORERA </text:p>
          </table:table-cell>
          <table:table-cell table:style-name="Excel_5f_BuiltIn_5f_Comma" office:value-type="float" office:value="60000" calcext:value-type="float">
            <text:p><text:s/>6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IANNA SOLANGI CASTILLO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55000" calcext:value-type="float">
            <text:p><text:s/>5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AHNDERY DE JESUS MUÑOZ GIL</text:p>
          </table:table-cell>
          <table:table-cell office:value-type="string" calcext:value-type="string">
            <text:p>ASESOR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15000" calcext:value-type="float">
            <text:p><text:s/>11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IAM DOLORES VILLALONA CASTILLO</text:p>
          </table:table-cell>
          <table:table-cell office:value-type="string" calcext:value-type="string">
            <text:p>ANALISTA DE DESARROLLO INSTITUCIONAL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55000" calcext:value-type="float">
            <text:p><text:s/>5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AMEL OJEDA ABREU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TEMPORERO" calcext:value-type="string">
            <text:p><text:s/>TEMPORERO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RALISSA DIAZ LANGUASCO</text:p>
          </table:table-cell>
          <table:table-cell office:value-type="string" calcext:value-type="string">
            <text:p>ANALISTA DE CALIDAD EN LA GESTION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TEMPORERA" calcext:value-type="string">
            <text:p><text:s/>TEMPORERA </text:p>
          </table:table-cell>
          <table:table-cell table:style-name="Excel_5f_BuiltIn_5f_Comma" office:value-type="float" office:value="55000" calcext:value-type="float">
            <text:p><text:s/>5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MARIA ABREU LANTIGUA</text:p>
          </table:table-cell>
          <table:table-cell office:value-type="string" calcext:value-type="string">
            <text:p>DIRECTORA ADMINISTRATIVA Y FINANCIERA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LIBRE NOMBRAMIENTO Y REMOCION" calcext:value-type="string">
            <text:p><text:s/>LIBRE NOMBRAMIENTO Y REMOCION </text:p>
          </table:table-cell>
          <table:table-cell table:style-name="Excel_5f_BuiltIn_5f_Comma" office:value-type="float" office:value="189000" calcext:value-type="float">
            <text:p><text:s/>189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A DEL CORAZON DE JESUS PEREYRA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60000" calcext:value-type="float">
            <text:p><text:s/>6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RIELA ALBERT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28000" calcext:value-type="float">
            <text:p><text:s/>28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MARGARET ROSADO FERNANDEZ</text:p>
          </table:table-cell>
          <table:table-cell office:value-type="string" calcext:value-type="string">
            <text:p>ANALISTA DE COMPRAS Y CONTRATACIONES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55000" calcext:value-type="float">
            <text:p><text:s/>5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ISRRAEL DE LA CRUZ FELIZ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OLA TORRES CASTILLO</text:p>
          </table:table-cell>
          <table:table-cell office:value-type="string" calcext:value-type="string">
            <text:p>AUXILIAR ALMACEN Y SUMINISTRO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38000" calcext:value-type="float">
            <text:p><text:s/>38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RIDIO MORILLO MORILLO</text:p>
          </table:table-cell>
          <table:table-cell office:value-type="string" calcext:value-type="string">
            <text:p>TECNICO DE CONTROL DE BIENES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table:formula="of:=25000+20000" office:value-type="float" office:value="45000" calcext:value-type="float">
            <text:p><text:s/>4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LIO TOLENTINO PORTORREAL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ULINA DE LOS SANTOS DE LOS SANT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NUEL ANDRES FIGUEROA SORIANO</text:p>
          </table:table-cell>
          <table:table-cell office:value-type="string" calcext:value-type="string">
            <text:p>ENC. DE SERVICIOS GENERALES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90000" calcext:value-type="float">
            <text:p><text:s/>9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KARINA FERNANDA FLORENTINO FELI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WALIN DANIS OGANDO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UMBERTO ANTONIO GUZMAN GARCIA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IS ANTONIO MATEO VALERIO</text:p>
          </table:table-cell>
          <table:table-cell office:value-type="string" calcext:value-type="string">
            <text:p>CHOFER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DRIANA VILLAFAÑA DE JESU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20000" calcext:value-type="float">
            <text:p><text:s/>2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SAHEL ALEXANDER CASTILLO RAMIREZ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EZEQUIEL PATROCINO ABREU</text:p>
          </table:table-cell>
          <table:table-cell office:value-type="string" calcext:value-type="string">
            <text:p>SUPERVISOR DE MANTENIMIENTO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6000" calcext:value-type="float">
            <text:p><text:s/>26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YUDELKA ANTONIA JORGE RAMOS</text:p>
          </table:table-cell>
          <table:table-cell office:value-type="string" calcext:value-type="string">
            <text:p>CONSERJE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DALUCIA CONTRERAS RODRIGUEZ</text:p>
          </table:table-cell>
          <table:table-cell office:value-type="string" calcext:value-type="string">
            <text:p>ANALISTA FINANCIERA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55000" calcext:value-type="float">
            <text:p><text:s/>5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IRNA MABEL VERAS CARVAJAL</text:p>
          </table:table-cell>
          <table:table-cell office:value-type="string" calcext:value-type="string">
            <text:p>ENC. DE LA DIVISION FINANCIERA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30000" calcext:value-type="float">
            <text:p><text:s/>13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ZABETH DARREL PEREZ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55000" calcext:value-type="float">
            <text:p><text:s/>5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RAFAEL AUGUSTO ARISTY FLORES</text:p>
          </table:table-cell>
          <table:table-cell office:value-type="string" calcext:value-type="string">
            <text:p>ENC. DIVISION ADMINISTRATIVA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TEMPORERO" calcext:value-type="string">
            <text:p><text:s/>TEMPORERO </text:p>
          </table:table-cell>
          <table:table-cell table:style-name="Excel_5f_BuiltIn_5f_Comma" office:value-type="float" office:value="118600" calcext:value-type="float">
            <text:p><text:s/>118,6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LISELDI CORINA RODRIGUEZ MARTINEZ</text:p>
          </table:table-cell>
          <table:table-cell office:value-type="string" calcext:value-type="string">
            <text:p>ENC. DE LA SECCION DE PRESUPUESTO</text:p>
          </table:table-cell>
          <table:table-cell office:value-type="string" calcext:value-type="string">
            <text:p>DIR. ADMINISTRATIVA Y FINANCIER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table:formula="of:=55000+35000" office:value-type="float" office:value="90000" calcext:value-type="float">
            <text:p><text:s/>9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LAN LOUIS RAMIREZ RISK</text:p>
          </table:table-cell>
          <table:table-cell office:value-type="string" calcext:value-type="string">
            <text:p>DIRECTOR TECNICO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LIBRE NOMBRAMIENTO Y REMOCION" calcext:value-type="string">
            <text:p><text:s/>LIBRE NOMBRAMIENTO Y REMOCION </text:p>
          </table:table-cell>
          <table:table-cell table:style-name="Excel_5f_BuiltIn_5f_Comma" office:value-type="float" office:value="189000" calcext:value-type="float">
            <text:p><text:s/>189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SAHONI SHARINA FELIZ MATOS</text:p>
          </table:table-cell>
          <table:table-cell office:value-type="string" calcext:value-type="string">
            <text:p>ASISTENTE ADMINISTRATIVA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60000" calcext:value-type="float">
            <text:p><text:s/>6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DOMINGO ANTONIO BURGOS VILORIA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UZ DELINA ALCANTARA AQUINO</text:p>
          </table:table-cell>
          <table:table-cell office:value-type="string" calcext:value-type="string">
            <text:p>ENC. DEL DEPARTAMENTO DE MITIGACION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30000" calcext:value-type="float">
            <text:p><text:s/>13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PAMELA MERCEDES ABREU TORIBIO</text:p>
          </table:table-cell>
          <table:table-cell office:value-type="string" calcext:value-type="string">
            <text:p>ANALISTA DE MITIGACION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TEMPORERA" calcext:value-type="string">
            <text:p><text:s/>TEMPORERA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OFELIA MILAGROS CASTRO MORA</text:p>
          </table:table-cell>
          <table:table-cell office:value-type="string" calcext:value-type="string">
            <text:p>ASESORA DE ADAPTACION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20000" calcext:value-type="float">
            <text:p><text:s/>12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ABIA ROSALIA DUVAL MARMOLEJOS</text:p>
          </table:table-cell>
          <table:table-cell office:value-type="string" calcext:value-type="string">
            <text:p>ENC. DEL DEPARTAMENTO DE ADAPTACION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130000" calcext:value-type="float">
            <text:p><text:s/>13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MASSIEL ESTEFANIA CAIRO CASTILLO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RANCINA SAMANTA MATEO ABREU</text:p>
          </table:table-cell>
          <table:table-cell office:value-type="string" calcext:value-type="string">
            <text:p>ANALISTA DE ADAPTACION</text:p>
          </table:table-cell>
          <table:table-cell office:value-type="string" calcext:value-type="string">
            <text:p>DIRECCION TECNICA</text:p>
          </table:table-cell>
          <table:table-cell table:style-name="Excel_5f_BuiltIn_5f_Comma" office:value-type="string" office:string-value="TEMPORERA" calcext:value-type="string">
            <text:p><text:s/>TEMPORERA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STEFANY MARLENE DE LEON GUZMAN</text:p>
          </table:table-cell>
          <table:table-cell office:value-type="string" calcext:value-type="string">
            <text:p>ANALISTA DE COMUNICACIONES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55000" calcext:value-type="float">
            <text:p><text:s/>5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BETH ANABEL ARIAS RAVELO</text:p>
          </table:table-cell>
          <table:table-cell office:value-type="string" calcext:value-type="string">
            <text:p>GESTORA DE PROTOCOLO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60000" calcext:value-type="float">
            <text:p><text:s/>6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LISANDRO JAVIER PICHARDO ROSARIO</text:p>
          </table:table-cell>
          <table:table-cell office:value-type="string" calcext:value-type="string">
            <text:p>DISEÑADOR GRAFICO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40000" calcext:value-type="float">
            <text:p><text:s/>4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ELIANA DEL ROSARIO</text:p>
          </table:table-cell>
          <table:table-cell office:value-type="string" calcext:value-type="string">
            <text:p>FOTOGRAF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A" calcext:value-type="string">
            <text:p><text:s/>DESIGNADA </text:p>
          </table:table-cell>
          <table:table-cell table:style-name="Excel_5f_BuiltIn_5f_Comma" office:value-type="float" office:value="40000" calcext:value-type="float">
            <text:p><text:s/>4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EIDY CRISTAL BERAS MEDINA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TEMPORERA" calcext:value-type="string">
            <text:p><text:s/>TEMPORERA </text:p>
          </table:table-cell>
          <table:table-cell table:style-name="Excel_5f_BuiltIn_5f_Comma" office:value-type="float" office:value="70000" calcext:value-type="float">
            <text:p><text:s/>7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JUAN FRANCISCO BENTZ BRITO</text:p>
          </table:table-cell>
          <table:table-cell office:value-type="string" calcext:value-type="string">
            <text:p>PERIODIST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TEMPORERO" calcext:value-type="string">
            <text:p><text:s/>TEMPORERO </text:p>
          </table:table-cell>
          <table:table-cell table:style-name="Excel_5f_BuiltIn_5f_Comma" office:value-type="float" office:value="60000" calcext:value-type="float">
            <text:p><text:s/>6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TEODORO DE JESUS JIMENEZ DURAN</text:p>
          </table:table-cell>
          <table:table-cell office:value-type="string" calcext:value-type="string">
            <text:p>ASESOR DE DESARROLLO E IMPLEMENTACION DE TRANSPARENCIA CLIMATIC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120000" calcext:value-type="float">
            <text:p><text:s/>12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FEDERICO ALFREDO GRULLON DE LA CRUZ</text:p>
          </table:table-cell>
          <table:table-cell office:value-type="string" calcext:value-type="string">
            <text:p>ASESOR DE TRANSPARENCIA CLIMATICA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150000" calcext:value-type="float">
            <text:p><text:s/>150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ANGEL ALBERTO LOPEZ SORIANO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GERARDO PANIAGUA ZABALA</text:p>
          </table:table-cell>
          <table:table-cell office:value-type="string" calcext:value-type="string">
            <text:p>SEGURIDAD MILITAR</text:p>
          </table:table-cell>
          <table:table-cell office:value-type="string" calcext:value-type="string">
            <text:p>VICEPRESIDENCIA EJECUTIVA</text:p>
          </table:table-cell>
          <table:table-cell table:style-name="Excel_5f_BuiltIn_5f_Comma" office:value-type="string" office:string-value="DESIGNADO" calcext:value-type="string">
            <text:p><text:s/>DESIGNADO </text:p>
          </table:table-cell>
          <table:table-cell table:style-name="Excel_5f_BuiltIn_5f_Comma" office:value-type="float" office:value="25000" calcext:value-type="float">
            <text:p><text:s/>25,000.00 </text:p>
          </table:table-cell>
          <table:table-cell office:value-type="string" calcext:value-type="string">
            <text:p>JUNIO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 table:number-rows-repeated="1045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DO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1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4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$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omma" style:display-name="Excel_BuiltIn_Comma" style:family="table-cell" style:parent-style-name="Default" style:data-style-name="N124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30T12:35:37.908000000</dc:date>
    <meta:editing-duration>PT3M34S</meta:editing-duration>
    <meta:editing-cycles>2</meta:editing-cycles>
    <meta:generator>LibreOffice/7.5.2.2$Windows_X86_64 LibreOffice_project/53bb9681a964705cf672590721dbc85eb4d0c3a2</meta:generator>
    <meta:document-statistic meta:table-count="1" meta:cell-count="21105" meta:object-count="0"/>
  </office:meta>
</office:document-meta>
</file>